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8pt" officeooo:rsid="00118b5f" officeooo:paragraph-rsid="00118b5f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# Implement a four node point to point network with links n0-n2, #n1-n2 and n2-n3. Apply TCP agent between n0-n3 and UDP #between n1-n3. Apply relevant applications over TCP and UDP #agents changing the parameter and determine the number of #packets sent by TCP/UDP.</text:p>
      <text:p text:style-name="P1"/>
      <text:p text:style-name="P1">#Create a new Simulation Instance</text:p>
      <text:p text:style-name="P1">set ns [new Simulator]</text:p>
      <text:p text:style-name="P1"/>
      <text:p text:style-name="P1">#Setting up files for trace &amp; Animation</text:p>
      <text:p text:style-name="P1">set trfile <text:s/>[open out.tr <text:s/>w]</text:p>
      <text:p text:style-name="P1">set namfile [open out.nam w]</text:p>
      <text:p text:style-name="P1"/>
      <text:p text:style-name="P1">#Tracing/Logging the simulation events into specified file.</text:p>
      <text:p text:style-name="P1">$ns trace-all $trfile</text:p>
      <text:p text:style-name="P1">$ns namtrace-all $namfile</text:p>
      <text:p text:style-name="P1"/>
      <text:p text:style-name="P1">#Create the nodes</text:p>
      <text:p text:style-name="P1">set n0 [$ns node]</text:p>
      <text:p text:style-name="P1">set n1 [$ns node]</text:p>
      <text:p text:style-name="P1">set n2 [$ns node]</text:p>
      <text:p text:style-name="P1">set n3 [$ns node]</text:p>
      <text:p text:style-name="P1"/>
      <text:p text:style-name="P1">#Label the nodes</text:p>
      <text:p text:style-name="P1">$n0 label "TCP SOURCE"</text:p>
      <text:p text:style-name="P1">$n1 label "UDP SOURCE"</text:p>
      <text:p text:style-name="P1">$n2 label "ROUTER"</text:p>
      <text:p text:style-name="P1">$n3 label "SINK"</text:p>
      <text:p text:style-name="P1"/>
      <text:p text:style-name="P1">#Set the color for flows...</text:p>
      <text:p text:style-name="P1">$ns color 1 red</text:p>
      <text:p text:style-name="P1"><text:soft-page-break/>$ns color 2 blue</text:p>
      <text:p text:style-name="P1"/>
      <text:p text:style-name="P1">#Create the Topology</text:p>
      <text:p text:style-name="P1">$ns duplex-link $n0 $n2 1Mb <text:s text:c="4"/>10ms DropTail</text:p>
      <text:p text:style-name="P1">$ns duplex-link $n1 $n2 1Mb <text:s text:c="4"/>10ms DropTail</text:p>
      <text:p text:style-name="P1">$ns duplex-link $n2 $n3 1Mb <text:s text:c="4"/>10ms DropTail</text:p>
      <text:p text:style-name="P1"/>
      <text:p text:style-name="P1">#Soecify size of Queue for the links between the nodes n2 n3</text:p>
      <text:p text:style-name="P1">$ns queue-limit $n2 $n3 10</text:p>
      <text:p text:style-name="P1"/>
      <text:p text:style-name="P1">#Make the Link Orientation (for NAM only....)</text:p>
      <text:p text:style-name="P1">$ns duplex-link-op $n0 $n2 orient right-down</text:p>
      <text:p text:style-name="P1">$ns duplex-link-op $n1 $n2 orient right-up</text:p>
      <text:p text:style-name="P1">$ns duplex-link-op $n2 $n3 orient right</text:p>
      <text:p text:style-name="P1"/>
      <text:p text:style-name="P1">#Create a UDP Agent and attach to the node n1</text:p>
      <text:p text:style-name="P1">set udp0 [new Agent/UDP]</text:p>
      <text:p text:style-name="P1">$ns attach-agent $n1 $udp0</text:p>
      <text:p text:style-name="P1"/>
      <text:p text:style-name="P1">#Create a CBR Traffic source and attach to the UDP Agent</text:p>
      <text:p text:style-name="P1">set cbr0 [new Application/Traffic/CBR] </text:p>
      <text:p text:style-name="P1">$cbr0 attach-agent $udp0</text:p>
      <text:p text:style-name="P1"/>
      <text:p text:style-name="P1">#Specify the Packet Size and interval</text:p>
      <text:p text:style-name="P1">$cbr0 set packetSize_ 1500</text:p>
      <text:p text:style-name="P1">$cbr0 set interval_ 0.1 </text:p>
      <text:p text:style-name="P1"/>
      <text:p text:style-name="P1">#Create a Null Agent and attach to the node <text:soft-page-break/>n3</text:p>
      <text:p text:style-name="P1">set null0 [new Agent/Null]</text:p>
      <text:p text:style-name="P1">$ns attach-agent $n3 $null0</text:p>
      <text:p text:style-name="P1"/>
      <text:p text:style-name="P1">#### Connect the CBR Traffic source to the Null agent</text:p>
      <text:p text:style-name="P1">$ns connect $udp0 $null0</text:p>
      <text:p text:style-name="P1"/>
      <text:p text:style-name="P1">#Create a TCP agent and attach to the node n0</text:p>
      <text:p text:style-name="P1">set tcp0 [new Agent/TCP]</text:p>
      <text:p text:style-name="P1">$ns attach-agent $n0 $tcp0</text:p>
      <text:p text:style-name="P1"/>
      <text:p text:style-name="P1">#Create a FTP source and attach to the TCP agent</text:p>
      <text:p text:style-name="P1">set ftp0 [new Application/FTP]</text:p>
      <text:p text:style-name="P1"/>
      <text:p text:style-name="P1">#Attach the FTP source to the TCP Agent</text:p>
      <text:p text:style-name="P1">$ftp0 attach-agent $tcp0</text:p>
      <text:p text:style-name="P1"/>
      <text:p text:style-name="P1">#Specify the Max no. of packets to send &amp; Packet Size</text:p>
      <text:p text:style-name="P1">$ftp0 set maxPkts_ 1000</text:p>
      <text:p text:style-name="P1">$ftp0 set packetSize_ 1500</text:p>
      <text:p text:style-name="P1"/>
      <text:p text:style-name="P1">#Create a TCPSink agent and attach to the node n3</text:p>
      <text:p text:style-name="P1">set sink [new Agent/TCPSink]</text:p>
      <text:p text:style-name="P1">$ns attach-agent $n3 $sink</text:p>
      <text:p text:style-name="P1"/>
      <text:p text:style-name="P1">#### Connect the TCP Agent with the TCPSink</text:p>
      <text:p text:style-name="P1">$ns connect $tcp0 $sink</text:p>
      <text:p text:style-name="P1"/>
      <text:p text:style-name="P1">$udp0 set class_ 1</text:p>
      <text:p text:style-name="P1">$tcp0 set class_ 2</text:p>
      <text:p text:style-name="P1"><text:soft-page-break/></text:p>
      <text:p text:style-name="P1">#Schedule the Events</text:p>
      <text:p text:style-name="P1">$ns at 0.1 "$cbr0 start"</text:p>
      <text:p text:style-name="P1">$ns at 0.1 "$ftp0 start"</text:p>
      <text:p text:style-name="P1">$ns at 4.0 "$ftp0 stop"</text:p>
      <text:p text:style-name="P1">$ns at 4.0 "$cbr0 stop"</text:p>
      <text:p text:style-name="P1">$ns at 5.0 "finish"</text:p>
      <text:p text:style-name="P1"/>
      <text:p text:style-name="P1">#Define the finish procedure to perform at the end of the simulation</text:p>
      <text:p text:style-name="P1">proc finish {} {</text:p>
      <text:p text:style-name="P1"><text:tab/>global ns trfile namfile </text:p>
      <text:p text:style-name="P1"><text:tab/>$ns flush-trace</text:p>
      <text:p text:style-name="P1"><text:tab/>close $trfile</text:p>
      <text:p text:style-name="P1"><text:tab/>close $namfile<text:tab/></text:p>
      <text:p text:style-name="P1"><text:tab/>exec nam out.nam &amp;</text:p>
      <text:p text:style-name="P1"><text:tab/>exec awk -f n2.awk out.tr <text:s text:c="2"/>&amp;</text:p>
      <text:p text:style-name="P1"><text:tab/></text:p>
      <text:p text:style-name="P1"><text:tab/>exit 0</text:p>
      <text:p text:style-name="P1">}</text:p>
      <text:p text:style-name="P1"/>
      <text:p text:style-name="P1"># RUN the simulation....</text:p>
      <text:p text:style-name="P1">$ns ru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1T20:20:26.268223619</dc:date>
    <meta:editing-duration>PT32S</meta:editing-duration>
    <meta:editing-cycles>1</meta:editing-cycles>
    <meta:document-statistic meta:table-count="0" meta:image-count="0" meta:object-count="0" meta:page-count="4" meta:paragraph-count="82" meta:word-count="452" meta:character-count="2567" meta:non-whitespace-character-count="2168"/>
    <meta:generator>LibreOffice/5.1.6.2$Linux_x86 LibreOffice_project/10m0$Build-2</meta:generator>
  </office:meta>
</office:document-meta>
</file>